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fo:font-size="12pt" style:text-underline-style="none" style:font-size-asian="10.5pt" style:font-size-complex="12pt"/>
    </style:style>
    <style:style style:name="P4"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fo:font-size="12pt" style:text-underline-style="none" style:font-size-asian="10.5pt" style:font-size-complex="12pt"/>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officeooo:rsid="00149229" officeooo:paragraph-rsid="00149229" style:font-size-asian="10.5pt" style:font-size-complex="12pt"/>
    </style:style>
    <style:style style:name="P6"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font-size="12pt" style:text-underline-style="none" officeooo:rsid="00149229" officeooo:paragraph-rsid="00149229" style:font-size-asian="10.5pt" style:font-size-complex="12pt"/>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49229"/>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6828e"/>
    </style:style>
    <style:style style:name="P9"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0"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712fe" officeooo:paragraph-rsid="001712fe"/>
    </style:style>
    <style:style style:name="P11"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2"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color="#000000" loext:opacity="100%" fo:font-size="12pt" style:text-underline-style="none" officeooo:rsid="00149229" officeooo:paragraph-rsid="00149229" style:font-size-asian="10.5pt" style:font-size-complex="12pt"/>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Liberation Serif" fo:font-size="12pt" officeooo:paragraph-rsid="00149229"/>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Liberation Serif" fo:font-size="12pt" fo:letter-spacing="normal" fo:font-style="normal" fo:font-weight="normal" officeooo:paragraph-rsid="00149229"/>
    </style:style>
    <style:style style:name="P15" style:family="paragraph" style:parent-style-name="Standard" style:list-style-name="L1">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6"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7"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8"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1fc9fe"/>
    </style:style>
    <style:style style:name="P2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1fc9fe" officeooo:paragraph-rsid="001fc9fe"/>
    </style:style>
    <style:style style:name="P21" style:family="paragraph" style:parent-style-name="Standard">
      <style:text-properties fo:color="#000000" loext:opacity="100%"/>
    </style:style>
    <style:style style:name="P22" style:family="paragraph" style:parent-style-name="Standard">
      <style:text-properties officeooo:rsid="001fa767" officeooo:paragraph-rsid="001fc9fe"/>
    </style:style>
    <style:style style:name="P23" style:family="paragraph" style:parent-style-name="Standard">
      <style:text-properties officeooo:paragraph-rsid="001fc9fe"/>
    </style:style>
    <style:style style:name="P24" style:family="paragraph" style:parent-style-name="Text_20_body">
      <loext:graphic-properties draw:fill="none"/>
      <style:paragraph-properties fo:text-align="justify" style:justify-single-word="false" fo:background-color="transparent"/>
      <style:text-properties officeooo:paragraph-rsid="00183614"/>
    </style:style>
    <style:style style:name="P25" style:family="paragraph" style:parent-style-name="Text_20_body">
      <style:paragraph-properties fo:margin-left="0in" fo:margin-right="0in" fo:text-align="justify" style:justify-single-word="false" fo:orphans="2" fo:widows="2" fo:text-indent="0in" style:auto-text-indent="false"/>
      <style:text-properties officeooo:paragraph-rsid="001fc9fe"/>
    </style:style>
    <style:style style:name="P26" style:family="paragraph" style:parent-style-name="Text_20_body" style:list-style-name="L4">
      <style:paragraph-properties fo:text-align="justify" style:justify-single-word="false" fo:orphans="2" fo:widows="2"/>
      <style:text-properties officeooo:paragraph-rsid="001fc9fe"/>
    </style:style>
    <style:style style:name="T1" style:family="text">
      <style:text-properties fo:font-variant="normal" fo:text-transform="none" fo:color="#000000" loext:opacity="100%" style:font-name="Liberation Serif" fo:letter-spacing="normal" fo:font-style="normal" style:text-underline-style="none" fo:font-weight="normal" officeooo:rsid="00149229" style:font-size-asian="10.5pt" style:font-size-complex="12pt"/>
    </style:style>
    <style:style style:name="T2" style:family="text">
      <style:text-properties fo:font-variant="normal" fo:text-transform="none" fo:color="#000000" loext:opacity="100%" style:font-name="Liberation Serif" fo:letter-spacing="normal" fo:font-style="normal" fo:font-weight="normal"/>
    </style:style>
    <style:style style:name="T3" style:family="text">
      <style:text-properties fo:font-variant="normal" fo:text-transform="none" fo:color="#000000" loext:opacity="100%" style:font-name="Liberation Serif" fo:font-size="12pt" fo:letter-spacing="normal" fo:font-style="normal" fo:font-weight="normal" officeooo:rsid="00183614"/>
    </style:style>
    <style:style style:name="T4" style:family="text">
      <style:text-properties fo:font-variant="normal" fo:text-transform="none" fo:color="#000000" loext:opacity="100%" style:font-name="Liberation Serif" fo:font-size="12pt" fo:letter-spacing="normal" fo:font-style="normal" fo:font-weight="normal" officeooo:rsid="001d2af4"/>
    </style:style>
    <style:style style:name="T5" style:family="text">
      <style:text-properties fo:font-variant="normal" fo:text-transform="none" fo:color="#000000" loext:opacity="100%" style:font-name="Liberation Serif" fo:font-size="12pt" fo:letter-spacing="normal" fo:font-style="normal" fo:font-weight="normal"/>
    </style:style>
    <style:style style:name="T6" style:family="text">
      <style:text-properties fo:font-variant="normal" fo:text-transform="none" fo:color="#000000" loext:opacity="100%" style:font-name="Söhne Mono" fo:font-size="10.5pt" fo:letter-spacing="normal" fo:font-style="normal" fo:font-weight="normal"/>
    </style:style>
    <style:style style:name="T7" style:family="text">
      <style:text-properties fo:font-variant="normal" fo:text-transform="none" fo:color="#000000" loext:opacity="100%" style:font-name="Söhne Mono" fo:font-size="10.5pt" fo:letter-spacing="normal" fo:font-style="normal" fo:font-weight="normal" fo:background-color="#333333" loext:char-shading-value="0"/>
    </style:style>
    <style:style style:name="T8" style:family="text">
      <style:text-properties fo:font-variant="normal" fo:text-transform="none" fo:color="#000000" loext:opacity="100%" style:font-name="Söhne Mono" fo:font-size="10.5pt" fo:letter-spacing="normal" fo:font-style="normal" fo:font-weight="normal" fo:background-color="#333333" loext:char-shading-value="0"/>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color="#ffffff" loext:opacity="100%" fo:letter-spacing="normal"/>
    </style:style>
    <style:style style:name="T11" style:family="text">
      <style:text-properties fo:font-variant="normal" fo:text-transform="none" fo:color="#ffffff" loext:opacity="100%" fo:letter-spacing="normal" fo:background-color="#333333" loext:char-shading-value="0"/>
    </style:style>
    <style:style style:name="T12" style:family="text">
      <style:text-properties fo:font-variant="normal" fo:text-transform="none" fo:color="#ffffff" loext:opacity="100%" fo:letter-spacing="normal" fo:background-color="#333333" loext:char-shading-value="0"/>
    </style:style>
    <style:style style:name="T13" style:family="text">
      <style:text-properties fo:font-variant="normal" fo:text-transform="none" fo:color="#ffffff" loext:opacity="100%" fo:letter-spacing="normal" loext:padding="0.0193in" loext:border="0.06pt solid #d9d9e3"/>
    </style:style>
    <style:style style:name="T14" style:family="text">
      <style:text-properties fo:font-variant="normal" fo:text-transform="none" fo:color="#ffffff" loext:opacity="100%" style:font-name="Söhne Mono" fo:font-size="10.5pt" fo:letter-spacing="normal" fo:font-style="normal" fo:font-weight="normal"/>
    </style:style>
    <style:style style:name="T15" style:family="text">
      <style:text-properties fo:font-variant="normal" fo:text-transform="none" fo:color="#ffffff" loext:opacity="100%" style:font-name="Söhne Mono" fo:font-size="10.5pt" fo:letter-spacing="normal" fo:font-style="normal" fo:font-weight="normal" loext:padding="0.0193in" loext:border="0.06pt solid #d9d9e3"/>
    </style:style>
    <style:style style:name="T16" style:family="text">
      <style:text-properties fo:font-variant="normal" fo:text-transform="none" fo:color="#ffffff" loext:opacity="100%" style:font-name="Söhne Mono" fo:font-size="10.5pt" fo:letter-spacing="normal" fo:font-style="normal" fo:font-weight="normal" fo:background-color="#333333" loext:char-shading-value="0"/>
    </style:style>
    <style:style style:name="T17" style:family="text">
      <style:text-properties fo:font-variant="normal" fo:text-transform="none" fo:color="#ffffff" loext:opacity="100%" style:font-name="Söhne Mono" fo:font-size="10.5pt" fo:letter-spacing="normal" fo:font-style="normal" fo:font-weight="normal" fo:background-color="#333333" loext:char-shading-value="0"/>
    </style:style>
    <style:style style:name="T18" style:family="text">
      <style:text-properties fo:font-variant="normal" fo:text-transform="none" fo:color="#ffffff" loext:opacity="100%" style:font-name="Söhne Mono" fo:font-size="10.5pt" fo:letter-spacing="normal" fo:font-style="normal" fo:font-weight="normal" fo:background-color="#333333" loext:char-shading-value="0" loext:padding="0.0193in" loext:border="0.06pt solid #d9d9e3"/>
    </style:style>
    <style:style style:name="T19" style:family="text">
      <style:text-properties fo:font-variant="normal" fo:text-transform="none" fo:color="#ffffff" loext:opacity="100%" style:font-name="Söhne Mono" fo:font-size="10.5pt" fo:letter-spacing="normal" fo:font-style="normal" fo:font-weight="normal" fo:background-color="#333333" loext:char-shading-value="0" loext:padding="0.0193in" loext:border="0.06pt solid #d9d9e3"/>
    </style:style>
    <style:style style:name="T20" style:family="text">
      <style:text-properties fo:font-variant="normal" fo:text-transform="none" style:use-window-font-color="true" loext:opacity="0%" style:font-name="Söhne Mono" fo:font-size="10.5pt" fo:letter-spacing="normal" fo:font-style="normal" fo:font-weight="normal" fo:background-color="#333333" loext:char-shading-value="0"/>
    </style:style>
    <style:style style:name="T21" style:family="text">
      <style:text-properties fo:font-variant="normal" fo:text-transform="none" style:use-window-font-color="true" loext:opacity="0%" style:font-name="Söhne Mono" fo:font-size="10.5pt" fo:letter-spacing="normal" fo:font-style="normal" fo:font-weight="normal" fo:background-color="#333333" loext:char-shading-value="0" loext:padding="0.0193in" loext:border="0.06pt solid #d9d9e3"/>
    </style:style>
    <style:style style:name="T22" style:family="text">
      <style:text-properties fo:font-variant="normal" fo:text-transform="none" style:use-window-font-color="true" loext:opacity="0%" style:font-name="Söhne Mono" fo:font-size="10.5pt" fo:letter-spacing="normal" fo:font-style="normal" fo:font-weight="normal" fo:background-color="#333333" loext:char-shading-value="0" loext:padding="0.0193in" loext:border="0.06pt solid #d9d9e3"/>
    </style:style>
    <style:style style:name="T23" style:family="text">
      <style:text-properties fo:font-variant="normal" fo:text-transform="none" style:use-window-font-color="true" loext:opacity="0%" style:font-name="Söhne Mono" fo:font-size="10.5pt" fo:letter-spacing="normal" fo:font-style="normal" fo:font-weight="normal" loext:padding="0.0193in" loext:border="0.06pt solid #d9d9e3"/>
    </style:style>
    <style:style style:name="T24" style:family="text">
      <style:text-properties fo:font-variant="normal" fo:text-transform="none" style:use-window-font-color="true" loext:opacity="0%" fo:letter-spacing="normal" loext:padding="0.0193in" loext:border="0.06pt solid #d9d9e3"/>
    </style:style>
    <style:style style:name="T25" style:family="text">
      <style:text-properties fo:font-variant="normal" fo:text-transform="none" style:use-window-font-color="true" loext:opacity="0%" fo:letter-spacing="normal" fo:background-color="#333333" loext:char-shading-value="0" loext:padding="0.0193in" loext:border="0.06pt solid #d9d9e3"/>
    </style:style>
    <style:style style:name="T26" style:family="text">
      <style:text-properties fo:font-variant="normal" fo:text-transform="none" style:use-window-font-color="true" loext:opacity="0%" fo:letter-spacing="normal" fo:background-color="#333333" loext:char-shading-value="0" loext:padding="0.0193in" loext:border="0.06pt solid #d9d9e3"/>
    </style:style>
    <style:style style:name="T27" style:family="text">
      <style:text-properties style:text-underline-style="none" officeooo:rsid="00149229" style:font-size-asian="10.5pt" style:font-size-complex="12pt"/>
    </style:style>
    <style:style style:name="T28" style:family="text">
      <style:text-properties style:text-underline-style="none" officeooo:rsid="0016828e" style:font-size-asian="10.5pt" style:font-size-complex="12pt"/>
    </style:style>
    <style:style style:name="T29" style:family="text">
      <style:text-properties style:font-name="Liberation Serif" style:text-underline-style="none" officeooo:rsid="00149229" style:font-size-asian="10.5pt" style:font-size-complex="12pt"/>
    </style:style>
    <style:style style:name="T30" style:family="text">
      <style:text-properties fo:color="#000000" loext:opacity="100%" style:font-name="Liberation Serif" style:text-underline-style="none" officeooo:rsid="00149229" style:font-size-asian="10.5pt" style:font-size-complex="12pt"/>
    </style:style>
    <style:style style:name="T31" style:family="text">
      <style:text-properties fo:color="#000000" loext:opacity="100%" style:font-name="Liberation Serif" style:text-underline-style="none" officeooo:rsid="0016828e" style:font-size-asian="10.5pt" style:font-size-complex="12pt"/>
    </style:style>
    <style:style style:name="T32" style:family="text">
      <style:text-properties officeooo:rsid="001712fe"/>
    </style:style>
    <style:style style:name="T33" style:family="text">
      <style:text-properties fo:color="#374151" loext:opacity="100%" style:font-name="S hne" officeooo:rsid="001712fe"/>
    </style:style>
    <style:style style:name="T34" style:family="text">
      <style:text-properties officeooo:rsid="001d2af4"/>
    </style:style>
    <style:style style:name="T35" style:family="text">
      <style:text-properties fo:color="#4ec9b0" loext:opacity="100%" style:font-name="Droid Sans Mono" fo:font-size="10.5pt" fo:font-weight="normal" fo:background-color="#1f1f1f" loext:char-shading-value="0"/>
    </style:style>
    <style:style style:name="T36" style:family="text">
      <style:text-properties fo:color="#cccccc" loext:opacity="100%" style:font-name="Droid Sans Mono" fo:font-size="10.5pt" fo:font-weight="normal" fo:background-color="#1f1f1f" loext:char-shading-value="0"/>
    </style:style>
    <style:style style:name="T37" style:family="text">
      <style:text-properties fo:color="#9cdcfe" loext:opacity="100%" style:font-name="Droid Sans Mono" fo:font-size="10.5pt" fo:font-weight="normal" fo:background-color="#1f1f1f" loext:char-shading-value="0"/>
    </style:style>
    <style:style style:name="T38" style:family="text">
      <style:text-properties fo:color="#d4d4d4" loext:opacity="100%" style:font-name="Droid Sans Mono" fo:font-size="10.5pt" fo:font-weight="normal" fo:background-color="#1f1f1f" loext:char-shading-value="0"/>
    </style:style>
    <style:style style:name="T39" style:family="text">
      <style:text-properties fo:color="#b5cea8" loext:opacity="100%" style:font-name="Droid Sans Mono" fo:font-size="10.5pt" fo:font-weight="normal" fo:background-color="#1f1f1f" loext:char-shading-value="0"/>
    </style:style>
    <style:style style:name="T40" style:family="text">
      <style:text-properties officeooo:rsid="001e5f31"/>
    </style:style>
    <style:style style:name="T41" style:family="text">
      <style:text-properties officeooo:rsid="001fc9fe"/>
    </style:style>
    <style:style style:name="T42" style:family="text">
      <style:text-properties loext:padding="0.0193in" loext:border="0.06pt solid #d9d9e3"/>
    </style:style>
    <style:style style:name="T43" style:family="text">
      <style:text-properties fo:background-color="#333333" loext:char-shading-value="0" loext:padding="0.0193in" loext:border="0.06pt solid #d9d9e3"/>
    </style:style>
    <style:style style:name="T44" style:family="text">
      <style:text-properties fo:background-color="#333333" loext:char-shading-value="0" loext:padding="0.0193in" loext:border="0.06pt solid #d9d9e3"/>
    </style:style>
    <style:style style:name="T45" style:family="text">
      <style:text-properties fo:color="#168253" loext:opacity="100%" loext:padding="0.0193in" loext:border="0.06pt solid #d9d9e3"/>
    </style:style>
    <style:style style:name="T46" style:family="text">
      <style:text-properties style:use-window-font-color="true" loext:opacity="0%" loext:padding="0.0193in" loext:border="0.06pt solid #d9d9e3"/>
    </style:style>
    <style:style style:name="T47" style:family="text">
      <style:text-properties style:use-window-font-color="true" loext:opacity="0%" fo:background-color="#333333" loext:char-shading-value="0" loext:padding="0.0193in" loext:border="0.06pt solid #d9d9e3"/>
    </style:style>
    <style:style style:name="T48" style:family="text">
      <style:text-properties style:use-window-font-color="true" loext:opacity="0%" fo:background-color="#333333" loext:char-shading-value="0" loext:padding="0.0193in" loext:border="0.06pt solid #d9d9e3"/>
    </style:style>
    <style:style style:name="T49" style:family="text">
      <style:text-properties style:use-window-font-color="true" loext:opacity="0%" fo:background-color="transparent" loext:char-shading-value="0" loext:padding="0.0193in" loext:border="0.06pt solid #d9d9e3"/>
    </style:style>
    <style:style style:name="T50" style:family="text">
      <style:text-properties fo:color="#069a2e" loext:opacity="10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2in" fo:min-width="0.5953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2374in" fo:min-width="0.0209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0209in" fo:min-width="0.346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text:p>
      <text:p text:style-name="P1">Assignment 2</text:p>
      <text:p text:style-name="P1"/>
      <text:p text:style-name="P2"/>
      <text:p text:style-name="P3">1. Elucidate the following concepts: 'Statically Typed Language', 'Dynamically Typed Language', 'Strongly Typed Language', and 'Loosely Typed Language'? Also, into which of these categories would Java fall?”</text:p>
      <text:p text:style-name="P4"/>
      <text:p text:style-name="P5">Statically Typed languages – Statically Typed Languages means that kind of languages declares the variables types in the source code at compile time.</text:p>
      <text:p text:style-name="P6"/>
      <text:p text:style-name="P7"><text:span text:style-name="T27">Dynamically typed languages -</text:span><text:span text:style-name="T29">Dynamically typed languages means these kinds of languages check the types of variables in the source code during the runtime procedure,</text:span><text:span text:style-name="T1">and if there is a type mismatch, errors may occur during program execution.</text:span></text:p>
      <text:p text:style-name="P12"/>
      <text:p text:style-name="P8"><text:span text:style-name="T27">Strongly Typed language – S</text:span><text:span text:style-name="T30">trongly Typed languages means these type of languages </text:span><text:span text:style-name="T31">stricly</text:span><text:span text:style-name="T30"> concern about the </text:span><text:span text:style-name="T31">variable </text:span><text:span text:style-name="T30">types in the source code </text:span><text:span text:style-name="T31">and </text:span><text:span text:style-name="T2">it doesn't allow implicit type conversions between different data types</text:span><text:span text:style-name="T30">.</text:span></text:p>
      <text:p text:style-name="P6"/>
      <text:p text:style-name="P13"><text:span text:style-name="T27">Loosely Typed Language- Loosely typed language means this type of languages do not care more about the </text:span><text:span text:style-name="T28">variable </text:span><text:span text:style-name="T27">types in the source code </text:span><text:span text:style-name="T28">and </text:span><text:span text:style-name="T9">that allows implicit type conversions between different data types.</text:span></text:p>
      <text:p text:style-name="P14"/>
      <text:list xml:id="list639813022" text:style-name="L1">
        <text:list-item>
          <text:p text:style-name="P15">Java is a statically typed language as well as the dynamically typed language. In the other hand java is a strongly typed language.</text:p>
        </text:list-item>
      </text:list>
      <text:p text:style-name="P9"/>
      <text:p text:style-name="P9"/>
      <text:p text:style-name="P9">2. "Could you clarify the meanings of 'Case Sensitive', 'Case Insensitive', and 'Case Sensitive-Insensitive' as they relate to programming languages with some examples? Furthermore, how would you classify Java in relation to these terms?”</text:p>
      <text:p text:style-name="P9"/>
      <text:p text:style-name="P9">Case Sensitive - Case sensitivity in a programming language refers to whether the language <text:span text:style-name="T32">identify the difference</text:span> between uppercase and lowercase letters in identifiers, such as variable names, fu<text:span text:style-name="T33">ncti</text:span>on names, and keywords. In a case-sensitive language, "Identifier" and "identifier" are considered two different identifiers and can be used to represent different entities.</text:p>
      <text:p text:style-name="P10">Ex -Python language,Java language</text:p>
      <text:p text:style-name="P10"/>
      <text:p text:style-name="P10">Case Insensitive - case-insensitive language treats uppercase and lowercase letters as equivalent when parsing identifiers. That means "Identifier" and "identifier" would be considered the same identifier, and they cannot be used to represent different entities. The language ignores the case when performing identifier lookup or comparisons.</text:p>
      <text:p text:style-name="P11">Ex-Visual basic</text:p>
      <text:p text:style-name="P11"/>
      <text:p text:style-name="P11">Case Sensitive-Insensitive - In some programming languages, the case sensitivity can be a select. Developers can choose whether identifiers are treated as case-sensitive or case-insensitive based on their needs. In such languages, some parts of the code may be case-sensitive while others are not.</text:p>
      <text:p text:style-name="P11">Ex – Java Script</text:p>
      <text:p text:style-name="P11"/>
      <text:list xml:id="list290888396" text:style-name="L2">
        <text:list-item>
          <text:p text:style-name="P17">Java is a case-sensitive language. </text:p>
        </text:list-item>
      </text:list>
      <text:p text:style-name="P11"/>
      <text:p text:style-name="P11"/>
      <text:p text:style-name="P11"><text:soft-page-break/>3. Explain the concept of Identity Conversion in Java? Please provide two examples to substantiate your explanation.</text:p>
      <text:p text:style-name="P11"/>
      <text:p text:style-name="P24"><text:span text:style-name="T3">Type/</text:span><text:span text:style-name="T4">identity</text:span><text:span text:style-name="T3"> conversion, also known as typecasting or type coercion, is the process of converting data from one data type to another in a programming language. Java supports type conversion for both primitive and reference data types. The goal of type conversion is to change the data type of a value while retaining its original value. In</text:span> Java, programmers can perform type conversion to convert a variable from one primitive data type to another or to convert objects between compatible reference data types. However, it's important to note that type conversion is not applicable to Boolean data type variables. Overall, type conversion in Java enables developers to manipulate and use data in different ways by changing its data type, allowing for flexibility and adaptability in programming solutions.</text:p>
      <text:p text:style-name="Standard"><text:span text:style-name="T34">Ex - </text:span><text:span text:style-name="T35">byte</text:span><text:span text:style-name="T36"> </text:span><text:span text:style-name="T37">myByte</text:span><text:span text:style-name="T36"> </text:span><text:span text:style-name="T38">=</text:span><text:span text:style-name="T36"> </text:span><text:span text:style-name="T39">10</text:span><text:span text:style-name="T36">;</text:span> - <text:span text:style-name="T34">here integer type 10, convert into type byte</text:span></text:p>
      <text:p text:style-name="Standard"><text:span text:style-name="T3"><text:s text:c="8"/></text:span><text:span text:style-name="T35">short</text:span><text:span text:style-name="T36"> </text:span><text:span text:style-name="T37">myShort2</text:span><text:span text:style-name="T36"> </text:span><text:span text:style-name="T38">=</text:span><text:span text:style-name="T36"> </text:span><text:span text:style-name="T39">355</text:span><text:span text:style-name="T36">;</text:span> - <text:span text:style-name="T40">here integer type 355, covert into type short</text:span></text:p>
      <text:p text:style-name="Standard"/>
      <text:p text:style-name="P23">4. Explain the concept of Primitive Widening Conversion in Java with examples and diagrams.</text:p>
      <text:p text:style-name="P23"/>
      <text:p text:style-name="P19">In Java, primitive widening conversion is a type conversion that occurs automatically when a value of a smaller data type is assigned to a variable of a larger data type. In other words, it involves converting a value from one primitive data type to another larger data type without any loss of data.</text:p>
      <text:p text:style-name="P19"/>
      <text:p text:style-name="P25"><text:span text:style-name="T5">Java supports the following primitive widening conversions, listed in increasing order of size:</text:span></text:p>
      <text:list xml:id="list3403023220" text:style-name="L4">
        <text:list-item>
          <text:p text:style-name="P26">byte to short, int, long, float, or doubl<text:span text:style-name="T41">e</text:span></text:p>
        </text:list-item>
        <text:list-item>
          <text:p text:style-name="P26">short to int, long, float, or double</text:p>
        </text:list-item>
        <text:list-item>
          <text:p text:style-name="P26">char to int, long, float, or double</text:p>
        </text:list-item>
        <text:list-item>
          <text:p text:style-name="P26">int to long, float, or double</text:p>
        </text:list-item>
        <text:list-item>
          <text:p text:style-name="P26">long to float or double</text:p>
        </text:list-item>
        <text:list-item>
          <text:p text:style-name="P26">float to double</text:p>
        </text:list-item>
      </text:list>
      <text:p text:style-name="P20">The order of primitive widening conversions in Java can be simply represented as follows:</text:p>
      <text:p text:style-name="P20"/>
      <text:p text:style-name="P23"><text:tab/><text:tab/><text:tab/> <text:s text:c="6"/><text:span text:style-name="T40">char</text:span></text:p>
      <text:p text:style-name="P23"><draw:custom-shape text:anchor-type="paragraph" draw:z-index="4" draw:name="Shape 4"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3"/>
      <text:p text:style-name="P23"><draw:custom-shape text:anchor-type="paragraph" draw:z-index="0" draw:name="Shape 1" draw:style-name="gr3" svg:width="0.3961in" svg:height="0.0421in" svg:x="0.4508in" svg:y="0.08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name="Shape 2" draw:style-name="gr3" svg:width="0.3961in" svg:height="0.0421in" svg:x="1.3984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Shape 3" draw:style-name="gr3" svg:width="0.3961in" svg:height="0.0421in" svg:x="2.1071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0">b</text:span>yte <text:s text:c="14"/><text:span text:style-name="T40">short <text:s text:c="13"/>int <text:s text:c="13"/>long</text:span></text:p>
      <text:p text:style-name="P23"><draw:custom-shape text:anchor-type="paragraph" draw:z-index="5" draw:name="Shape 6"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 7" draw:style-name="gr2" svg:width="0.0421in" svg:height="0.2713in" svg:x="2.7736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 8" draw:style-name="gr1" svg:width="0.6803in" svg:height="0.0433in" draw:transform="rotate (-0.53843407424025) translate (2.08680555555556in 0.01527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9" draw:style-name="gr1" svg:width="0.6803in" svg:height="0.0433in" draw:transform="rotate (-2.6459191460234) translate (2.67638888888889in 0.06458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3"><text:s/></text:p>
      <text:p text:style-name="P23"><draw:custom-shape text:anchor-type="paragraph" draw:z-index="3" draw:name="Shape 5" draw:style-name="gr3" svg:width="0.3961in" svg:height="0.0421in" svg:x="2.211in" svg:y="0.0693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43"/><text:span text:style-name="T40">float <text:s text:c="14"/>double</text:span></text:p>
      <text:p text:style-name="P23"/>
      <text:p text:style-name="P22">According to the <text:span text:style-name="T41">above graph the type conversions occurs automatically.</text:span></text:p>
      <text:p text:style-name="P23"><text:span text:style-name="T41">Ex – <text:tab/></text:span><text:span text:style-name="T44">float</text:span><text:span text:style-name="T12"> </text:span><text:span text:style-name="T44">myFloat</text:span><text:span text:style-name="T12"> </text:span><text:span text:style-name="T44">=</text:span><text:span text:style-name="T12"> </text:span><text:span text:style-name="T44">3.14f;</text:span><text:span text:style-name="T14"> </text:span></text:p>
      <text:p text:style-name="Standard"><text:tab/><text:span text:style-name="T44">double</text:span><text:span text:style-name="T12"> </text:span><text:span text:style-name="T44">myDouble</text:span><text:span text:style-name="T12"> </text:span><text:span text:style-name="T44">=</text:span><text:span text:style-name="T12"> </text:span><text:span text:style-name="T20">myFloat;</text:span><text:span text:style-name="T14"> </text:span><text:span text:style-name="T50">// Widening conversion from float to double</text:span></text:p>
      <text:p text:style-name="P23"><text:span text:style-name="T45"/></text:p>
      <text:p text:style-name="Standard"><text:tab/><text:span text:style-name="T48">byte</text:span><text:span text:style-name="T26"> </text:span><text:span text:style-name="T48">myByte</text:span><text:span text:style-name="T26"> </text:span><text:span text:style-name="T48">=</text:span><text:span text:style-name="T26"> </text:span><text:span text:style-name="T48">100</text:span><text:span text:style-name="T22">; </text:span></text:p>
      <text:p text:style-name="Standard"><text:tab/><text:span text:style-name="T48">int</text:span><text:span text:style-name="T26"> </text:span><text:span text:style-name="T48">myInt</text:span><text:span text:style-name="T26"> </text:span><text:span text:style-name="T48">=</text:span><text:span text:style-name="T26"> </text:span><text:span text:style-name="T22">myByte</text:span><text:span text:style-name="T19">;</text:span> /<text:span text:style-name="T50">/ Widening conversion from byte to int</text:span></text:p>
      <text:p text:style-name="Standard"><text:span text:style-name="T45"/></text:p>
      <text:p text:style-name="Standard"><text:soft-page-break/></text:p>
      <text:p text:style-name="Standard"/>
      <text:p text:style-name="Standard"/>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6:27:48.470101417</meta:creation-date>
    <meta:generator>LibreOffice/7.3.7.2$Linux_X86_64 LibreOffice_project/30$Build-2</meta:generator>
    <dc:date>2023-07-31T19:07:04.030170682</dc:date>
    <meta:editing-duration>PT27M8S</meta:editing-duration>
    <meta:editing-cycles>3</meta:editing-cycles>
    <meta:document-statistic meta:table-count="0" meta:image-count="0" meta:object-count="0" meta:page-count="3" meta:paragraph-count="39" meta:word-count="724" meta:character-count="4763" meta:non-whitespace-character-count="3958"/>
  </office:meta>
</office:document-meta>
</file>